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ompletter Klipper Installationsguide mit KIAUH – Für Blog und GitHub</text:h>
      <text:h text:style-name="Heading_20_2" text:outline-level="2">Einleitung</text:h>
      <text:p text:style-name="Text_20_body">Willkommen zur umfassenden Anleitung zur Installation von Klipper mit dem <text:span text:style-name="Strong_20_Emphasis">Klipper Installation And Update Helper (KIAUH)</text:span>. Dieser Guide führt dich Schritt für Schritt durch den gesamten Prozess – perfekt für Einsteiger!</text:p>
      <text:h text:style-name="Heading_20_2" text:outline-level="2">Vorbereitung des Systems</text:h>
      <text:h text:style-name="Heading_20_3" text:outline-level="3">Systemaktualisierung durchführen</text:h>
      <text:p text:style-name="Text_20_body">bash</text:p>
      <text:p text:style-name="P1">sudo apt update &amp;&amp; sudo apt upgrade -y &amp;&amp; sudo apt autoremove -y &amp;&amp; sudo reboot</text:p>
      <text:p text:style-name="Text_20_body"><text:span text:style-name="Strong_20_Emphasis">Hinweis:</text:span> Die Aktualisierung kann trotz Gigabit-LAN-Verbindung etwa 5 Minuten dauern – das ist normal!</text:p>
      <text:h text:style-name="Heading_20_3" text:outline-level="3">Git installieren</text:h>
      <text:p text:style-name="Text_20_body">bash</text:p>
      <text:p text:style-name="P1">sudo apt-get install git -y</text:p>
      <text:h text:style-name="Heading_20_2" text:outline-level="2">KIAUH einrichten</text:h>
      <text:h text:style-name="Heading_20_3" text:outline-level="3">Repository klonen und starten</text:h>
      <text:p text:style-name="Text_20_body">bash</text:p>
      <text:p text:style-name="Preformatted_20_Text">git clone https://github.com/th33xitus/kiauh.git</text:p>
      <text:p text:style-name="P1">./kiauh/kiauh.sh</text:p>
      <text:h text:style-name="Heading_20_3" text:outline-level="3">KIAUH Version auswählen</text:h>
      <text:p text:style-name="Text_20_body">Bei der ersten Ausführung erscheint eine wichtige Abfrage:</text:p>
      <text:p text:style-name="Text_20_body"><text:span text:style-name="Strong_20_Emphasis">Wähle Option 2 (Nein)</text:span>, da die v6.0.0-alpha1 noch in der Alpha-Phase ist und Bugs enthalten könnte.</text:p>
      <text:h text:style-name="Heading_20_2" text:outline-level="2">Das Hauptmenü verstehen</text:h>
      <text:p text:style-name="Text_20_body">Nach der Versionauswahl erscheint das Hauptmenü:</text:p>
      <text:p text:style-name="Text_20_body"><text:span text:style-name="Strong_20_Emphasis">Wähle Option 1) Install</text:span>, um mit der Installation der Klipper-Komponenten zu beginnen.</text:p>
      <text:h text:style-name="Heading_20_2" text:outline-level="2"><text:soft-page-break/>📋 Installationsmenü – Was bedeutet was?</text:h>
      <text:p text:style-name="Text_20_body">Hier siehst du das komplette Angebot an Installationsoptionen:</text:p>
      <text:h text:style-name="Heading_20_3" text:outline-level="3">Mein Tipp für den Anfang</text:h>
      <text:p text:style-name="Text_20_body">Um den Überblick nicht zu verlieren, installiere zuerst die absoluten Grundlagen in dieser Reihenfolge:</text:p>
      <text:list text:style-name="L1">
        <text:list-item>
          <text:p text:style-name="P2"><text:span text:style-name="Strong_20_Emphasis">Klipper</text:span> (Option 1) – Die Hauptfirmware</text:p>
        </text:list-item>
        <text:list-item>
          <text:p text:style-name="P2"><text:span text:style-name="Strong_20_Emphasis">Moonraker</text:span> (Option 2) – Die API-Schnittstelle</text:p>
        </text:list-item>
        <text:list-item>
          <text:p text:style-name="P2"><text:span text:style-name="Strong_20_Emphasis">Mainsail</text:span> (Option 3) – Die Weboberfläche</text:p>
        </text:list-item>
      </text:list>
      <text:h text:style-name="Heading_20_3" text:outline-level="3">Erklärung der anderen Optionen</text:h>
      <text:list text:style-name="L2">
        <text:list-item>
          <text:p text:style-name="P3"><text:span text:style-name="Strong_20_Emphasis">5) KlipperScreen</text:span>: Für Touchscreen-Nutzer (nicht benötigt bei reiner Weboberfläche)</text:p>
        </text:list-item>
        <text:list-item>
          <text:p text:style-name="P3"><text:span text:style-name="Strong_20_Emphasis">6) OctoPrint</text:span>: Alternative zu Mainsail – entscheide dich für eine Oberfläche</text:p>
        </text:list-item>
        <text:list-item>
          <text:p text:style-name="P3"><text:span text:style-name="Strong_20_Emphasis">7) PrettyGCode</text:span>: Visuelle G-Code-Darstellung (nettes Feature für später)</text:p>
        </text:list-item>
        <text:list-item>
          <text:p text:style-name="P3"><text:span text:style-name="Strong_20_Emphasis">8-12) Telegram Bot, Obico, etc.</text:span>: Fernzugriff und Monitoring (Features für später)</text:p>
        </text:list-item>
        <text:list-item>
          <text:p text:style-name="P3"><text:span text:style-name="Strong_20_Emphasis">13) Spoolman</text:span>: Filament-Management (separates Tool)</text:p>
        </text:list-item>
        <text:list-item>
          <text:p text:style-name="P3"><text:span text:style-name="Strong_20_Emphasis">14) Crowsnest</text:span>: Webcam-Streaming (sehr nützlich, aber erst nach Grundinstallation)</text:p>
        </text:list-item>
      </text:list>
      <text:h text:style-name="Heading_20_2" text:outline-level="2">Schritt-für-Schritt Installation</text:h>
      <text:h text:style-name="Heading_20_3" text:outline-level="3">1. Klipper installieren (Option 1)</text:h>
      <text:p text:style-name="Text_20_body"><text:span text:style-name="Strong_20_Emphasis">Python Version auswählen:</text:span><text:line-break/><text:line-break/><text:span text:style-name="Strong_20_Emphasis">Wähle Option 1 (Python 3.x)</text:span> – das ist die empfohlene Version.</text:p>
      <text:p text:style-name="Text_20_body"><text:span text:style-name="Strong_20_Emphasis">Anzahl der Klipper-Instanzen:</text:span><text:line-break/><text:line-break/><text:span text:style-name="Strong_20_Emphasis">Wähle 1</text:span>, es sei denn, du betreibst mehrere Drucker gleichzeitig.</text:p>
      <text:p text:style-name="Text_20_body"><text:span text:style-name="Strong_20_Emphasis">Wichtiger Schritt – Benutzer zu Gruppe hinzufügen:</text:span><text:line-break/><text:line-break/>Wenn gefragt wird: "Add user 'klipper' to group(s) now?"<text:line-break/><text:span text:style-name="Strong_20_Emphasis">Antworte mit Y (Ja)!</text:span></text:p>
      <text:p text:style-name="Text_20_body">Das ist wichtig, damit der Klipper-Benutzer auf die Hardware-Schnittstelle deines Druckers zugreifen kann und Verbindungsprobleme vermieden werden.</text:p>
      <text:h text:style-name="Heading_20_3" text:outline-level="3">2. Moonraker installieren (Option 2)</text:h>
      <text:p text:style-name="Text_20_body">Moonraker ist der "Dolmetscher", der die Kommunikation zwischen deinem Pi und Klipper ermöglicht. Ohne Moonraker kann Klipper nicht gesteuert werden.</text:p>
      <text:p text:style-name="Text_20_body">Wähle Option 2 und bestätige mit Y. Nach erfolgreicher Installation siehst du:</text:p>
      <text:p text:style-name="Text_20_body"><text:soft-page-break/>Die angezeigte IP-Adresse ist dein Zugang zum System!</text:p>
      <text:h text:style-name="Heading_20_3" text:outline-level="3">3. Mainsail installieren (Option 3)</text:h>
      <text:p text:style-name="Text_20_body">Mainsail ist das "Gesicht" deines Druckers – die Weboberfläche, die du im Browser siehst.</text:p>
      <text:p text:style-name="Text_20_body"><text:span text:style-name="Strong_20_Emphasis">Abhängigkeiten werden automatisch installiert:</text:span></text:p>
      <text:p text:style-name="Text_20_body"><text:span text:style-name="Strong_20_Emphasis">Empfohlene Makros installieren:</text:span><text:line-break/><text:line-break/><text:span text:style-name="Strong_20_Emphasis">Antworte mit Y (Ja)</text:span>, um die empfohlenen Makros für volle Funktionalität zu installieren.</text:p>
      <text:h text:style-name="Heading_20_2" text:outline-level="2">✅ Installation abschließen</text:h>
      <text:h text:style-name="Heading_20_3" text:outline-level="3">KIAUH verlassen</text:h>
      <text:p text:style-name="Text_20_body">Gib <text:span text:style-name="Source_20_Text">q</text:span> ein und drücke Enter, um KIAUH zu verlassen.</text:p>
      <text:h text:style-name="Heading_20_2" text:outline-level="2">🔧 Drucker verbinden und testen</text:h>
      <text:h text:style-name="Heading_20_3" text:outline-level="3">Serielle Verbindung prüfen</text:h>
      <text:p text:style-name="Text_20_body">Wechsle ins Klipper-Verzeichnis und schließe deinen Drucker an:</text:p>
      <text:p text:style-name="Text_20_body">bash</text:p>
      <text:p text:style-name="Preformatted_20_Text">cd ~/klipper</text:p>
      <text:p text:style-name="P1">ls /dev/serial/by-id/*</text:p>
      <text:p text:style-name="Text_20_body"><text:span text:style-name="Strong_20_Emphasis">Erwartete Ausgabe:</text:span></text:p>
      <text:p text:style-name="Text_20_body">text</text:p>
      <text:p text:style-name="P1">/dev/serial/by-id/usb-1a86_USB_Serial-if00-port0</text:p>
      <text:p text:style-name="Text_20_body"><text:span text:style-name="Strong_20_Emphasis">Merke dir diesen Gerätenamen</text:span> – du brauchst ihn für die spätere Konfiguration!</text:p>
      <text:h text:style-name="Heading_20_3" text:outline-level="3">Webinterface testen</text:h>
      <text:p text:style-name="Text_20_body">Öffne deinen Browser und navigiere zu:</text:p>
      <text:p text:style-name="Text_20_body">text</text:p>
      <text:p text:style-name="P1">http://[deine-pi-ip-adresse]:7125</text:p>
      <text:p text:style-name="Text_20_body">Du solltest folgende Seite sehen:</text:p>
      <text:h text:style-name="Heading_20_2" text:outline-level="2">🚨 Wichtige Hinweise und Fehlerbehebung</text:h>
      <text:h text:style-name="Heading_20_3" text:outline-level="3">Häufiger Anfängerfehler</text:h>
      <text:p text:style-name="Text_20_body">Falls du eine Fehlermeldung wie "mcu 'mcu': unable to connect" siehst:</text:p>
      <text:list text:style-name="L3">
        <text:list-item>
          <text:p text:style-name="P4"><text:span text:style-name="Strong_20_Emphasis">Prüfe die USB-Verbindung</text:span> zwischen Pi und Drucker</text:p>
        </text:list-item>
        <text:list-item>
          <text:p text:style-name="P4"><text:soft-page-break/><text:span text:style-name="Strong_20_Emphasis">Stelle sicher</text:span>, dass der richtige serielle Port in der <text:span text:style-name="Source_20_Text">printer.cfg</text:span> eingetragen ist</text:p>
        </text:list-item>
        <text:list-item>
          <text:p text:style-name="P4"><text:span text:style-name="Strong_20_Emphasis">Führe</text:span> <text:span text:style-name="Source_20_Text">firmware_restart</text:span> aus</text:p>
        </text:list-item>
      </text:list>
      <text:h text:style-name="Heading_20_3" text:outline-level="3">Dienste neustarten</text:h>
      <text:p text:style-name="Text_20_body">bash</text:p>
      <text:p text:style-name="Preformatted_20_Text">sudo service klipper restart</text:p>
      <text:p text:style-name="P1">sudo service moonraker restart</text:p>
      <text:h text:style-name="Heading_20_2" text:outline-level="2">🎯 Nächste Schritte nach der Installation</text:h>
      <text:list text:style-name="L4">
        <text:list-item>
          <text:p text:style-name="P5"><text:span text:style-name="Strong_20_Emphasis">Konfiguration anpassen</text:span>: Bearbeite <text:span text:style-name="Source_20_Text">printer.cfg</text:span> für deinen spezifischen Drucker</text:p>
        </text:list-item>
        <text:list-item>
          <text:p text:style-name="P5"><text:span text:style-name="Strong_20_Emphasis">Webcam einrichten</text:span>: Installiere Crowsnest (Option 14) für Live-Streaming</text:p>
        </text:list-item>
        <text:list-item>
          <text:p text:style-name="P5"><text:span text:style-name="Strong_20_Emphasis">Slicer konfigurieren</text:span>: Richte deinen Slicer für Klipper ein</text:p>
        </text:list-item>
        <text:list-item>
          <text:p text:style-name="P5"><text:span text:style-name="Strong_20_Emphasis">Erweiterungen hinzufügen</text:span>: Telegram Bot, Obico, etc. für erweiterte Funktionen</text:p>
        </text:list-item>
      </text:list>
      <text:h text:style-name="Heading_20_2" text:outline-level="2">💡 Tipps für ein reibungsloses Setup</text:h>
      <text:list text:style-name="L5">
        <text:list-item>
          <text:p text:style-name="P6"><text:span text:style-name="Strong_20_Emphasis">Backup erstellen</text:span>: Bevor du größere Änderungen vornimmst</text:p>
        </text:list-item>
        <text:list-item>
          <text:p text:style-name="P6"><text:span text:style-name="Strong_20_Emphasis">Einen Schritt nach dem anderen</text:span>: Nicht alle Erweiterungen gleichzeitig installieren</text:p>
        </text:list-item>
        <text:list-item>
          <text:p text:style-name="P6"><text:span text:style-name="Strong_20_Emphasis">Community nutzen</text:span>: Bei Problemen helfen die Klipper-Foren und Discord-Server</text:p>
        </text:list-item>
      </text:list>
      <text:h text:style-name="Heading_20_2" text:outline-level="2">Fazit<text:tab/></text:h>
      <text:p text:style-name="Text_20_body">Glückwunsch! Du hast jetzt alle Grundkomponenten erfolgreich installiert:</text:p>
      <text:list text:style-name="L6">
        <text:list-item>
          <text:p text:style-name="P7">✅ <text:span text:style-name="Strong_20_Emphasis">Klipper</text:span> – Die Hochleistungs-Firmware</text:p>
        </text:list-item>
        <text:list-item>
          <text:p text:style-name="P7">✅ <text:span text:style-name="Strong_20_Emphasis">Moonraker</text:span> – Die Kommunikations-API</text:p>
        </text:list-item>
        <text:list-item>
          <text:p text:style-name="P7">✅ <text:span text:style-name="Strong_20_Emphasis">Mainsail</text:span> – Die moderne Weboberfläche</text:p>
        </text:list-item>
      </text:list>
      <text:p text:style-name="Text_20_body">Das Fundament steht! Jetzt kannst du mit der Konfiguration für deinen spezifischen Drucker beginnen.</text:p>
      <text:p text:style-name="Text_20_body"><text:span text:style-name="Strong_20_Emphasis">Viel Erfolg beim Drucken mit Klipper!</text:span> 🚀</text:p>
      <text:p text:style-name="Horizontal_20_Line"/>
      <text:p text:style-name="Text_20_body"><text:span text:style-name="Emphasis">Dieser Guide wurde mit KIAUH v5.1.8 erstellt. Für Updates besuche das </text:span><text:a xlink:type="simple" xlink:href="https://github.com/th33xitus/kiauh" office:target-frame-name="_blank" xlink:show="new" text:style-name="Internet_20_link" text:visited-style-name="Visited_20_Internet_20_Link"><text:span text:style-name="Emphasis">KIAUH GitHub Repository</text:span></text:a><text:span text:style-name="Emphasis">. Feedback und Verbesserungsvorschläge sind willkommen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39.112187500</meta:creation-date>
    <dc:date>2025-09-24T08:24:36.895236500</dc:date>
    <meta:editing-duration>PT18H3M46S</meta:editing-duration>
    <meta:editing-cycles>1</meta:editing-cycles>
    <meta:document-statistic meta:table-count="0" meta:image-count="0" meta:object-count="0" meta:page-count="4" meta:paragraph-count="95" meta:word-count="669" meta:character-count="4951" meta:non-whitespace-character-count="4379"/>
    <meta:generator>LibreOffice/25.8.1.1$Windows_X86_64 LibreOffice_project/54047653041915e595ad4e45cccea684809c77b5</meta:generator>
  </office:meta>
</office:document-meta>
</file>